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.7cm" style:rel-column-width="6554*"/>
    </style:style>
    <style:style style:name="Tabla2.J" style:family="table-column">
      <style:table-column-properties style:column-width="1.702cm" style:rel-column-width="656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4.593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0.9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211412" officeooo:paragraph-rsid="00211412" style:font-name-asian="Microsoft YaHei" style:font-size-asian="10pt" style:font-name-complex="Mangal1" style:font-size-complex="10pt"/>
    </style:style>
    <style:style style:name="P3" style:family="paragraph" style:parent-style-name="Heading_20_1">
      <style:text-properties officeooo:paragraph-rsid="001d2d16"/>
    </style:style>
    <style:style style:name="P4" style:family="paragraph" style:parent-style-name="Standard">
      <style:paragraph-properties fo:text-align="justify" style:justify-single-word="false" fo:padding="0.049cm" fo:border="0.06pt solid #000000"/>
      <style:text-properties officeooo:paragraph-rsid="0014fb2e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11pt" fo:font-weight="bold" officeooo:rsid="001d6576" officeooo:paragraph-rsid="001f373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style:font-name="Calibri" fo:font-size="11pt" fo:font-weight="bold" officeooo:paragraph-rsid="001f3738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fo:font-weight="bold" officeooo:paragraph-rsid="001f3738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text-properties style:font-name="Calibri" fo:font-size="10pt" fo:font-weight="bold" officeooo:paragraph-rsid="001f3738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alibri" fo:font-size="10pt" fo:font-weight="bold" officeooo:rsid="001994c9" officeooo:paragraph-rsid="001994c9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style:font-name="Calibri" fo:font-size="10pt" fo:font-weight="bold" officeooo:rsid="001994c9" officeooo:paragraph-rsid="001994c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1994c9" style:font-size-asian="10pt" style:font-size-complex="10pt"/>
    </style:style>
    <style:style style:name="P14" style:family="paragraph" style:parent-style-name="Standard">
      <style:text-properties style:font-name="Calibri" fo:font-size="10pt" officeooo:rsid="001994c9" officeooo:paragraph-rsid="001994c9" style:font-size-asian="10pt" style:font-size-complex="10pt"/>
    </style:style>
    <style:style style:name="P15" style:family="paragraph" style:parent-style-name="Standard" style:list-style-name="L1"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text-properties officeooo:paragraph-rsid="001994c9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0pt" fo:font-weight="bold" officeooo:rsid="001994c9" officeooo:paragraph-rsid="001994c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break-before="page"/>
      <style:text-properties style:font-name="Calibri" fo:font-size="10pt" fo:font-weight="bold" officeooo:paragraph-rsid="001994c9" style:font-size-asian="10pt" style:font-weight-asian="bold" style:font-size-complex="10pt" style:font-weight-complex="bold"/>
    </style:style>
    <style:style style:name="P21" style:family="paragraph" style:parent-style-name="Standard" style:list-style-name="L1">
      <style:text-properties style:font-name="Calibri" fo:font-size="10pt" fo:font-weight="bold" officeooo:rsid="001eede3" officeooo:paragraph-rsid="001eede3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" fo:font-size="10pt" fo:font-weight="bold" officeooo:paragraph-rsid="0014fb2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0pt" fo:font-weight="bold" officeooo:paragraph-rsid="000943e4" style:font-size-asian="10pt" style:font-weight-asian="bold" style:font-size-complex="10pt" style:font-weight-complex="bold"/>
    </style:style>
    <style:style style:name="P24" style:family="paragraph" style:parent-style-name="Text_20_body"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1d2d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994c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1f3738"/>
    </style:style>
    <style:style style:name="T5" style:family="text">
      <style:text-properties officeooo:rsid="001d6576"/>
    </style:style>
    <style:style style:name="T6" style:family="text">
      <style:text-properties officeooo:rsid="00211412"/>
    </style:style>
    <style:style style:name="T7" style:family="text">
      <style:text-properties fo:font-size="11pt" officeooo:rsid="001f3738" style:font-size-asian="11pt" style:font-size-complex="11pt"/>
    </style:style>
    <style:style style:name="T8" style:family="text">
      <style:text-properties fo:font-size="11pt" officeooo:rsid="001d6576" style:font-size-asian="11pt" style:font-size-complex="11pt"/>
    </style:style>
    <style:style style:name="T9" style:family="text">
      <style:text-properties style:text-outline="false" style:text-line-through-style="none" style:text-line-through-type="none" fo:font-family="'Liberation Sans'" style:font-family-generic="roman" style:font-pitch="variable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10" style:family="text">
      <style:text-properties officeooo:rsid="001994c9"/>
    </style:style>
    <style:style style:name="T1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alibri" fo:font-size="10pt" fo:font-weight="bold" officeooo:rsid="001994c9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20/10/25</text:p>
          </table:table-cell>
        </table:table-row>
      </table:table>
      <text:h text:style-name="P3" text:outline-level="1"><text:span text:style-name="T1">Practica 0</text:span><text:span text:style-name="T2">2</text:span>.- Sistema <text:span text:style-name="T3">Binario</text:span> </text:h>
      <text:p text:style-name="P4"/>
      <text:p text:style-name="P5"/>
      <text:p text:style-name="P6"/>
      <text:p text:style-name="P7"/>
      <text:list text:style-name="L1">
        <text:list-item>
          <text:p text:style-name="P8">Explica<text:span text:style-name="T4"> </text:span>como se pasa <text:span text:style-name="T4">de sistema decimal <text:s/></text:span>a <text:span text:style-name="T5">binario ?</text:span></text:p>
        </text:list-item>
      </text:list>
      <text:p text:style-name="P9"/>
      <text:p text:style-name="P9">Divide el número decimal entre 2 repetidamente, <text:span text:style-name="T6">se anotan los restos</text:span>, y <text:span text:style-name="T6">se </text:span>l<text:span text:style-name="T6">e</text:span>e<text:span text:style-name="T6">n</text:span> al revés para obtener el binario.</text:p>
      <text:p text:style-name="P9"/>
      <text:list text:continue-numbering="true" text:style-name="L1">
        <text:list-item>
          <text:p text:style-name="P8">Explica que es el sistema hexadecimal y como se pasa a <text:span text:style-name="T5">binario</text:span></text:p>
        </text:list-item>
        <text:list-item>
          <text:p text:style-name="P10"><text:span text:style-name="T7">¿</text:span><text:span text:style-name="T8"> que es </text:span><text:span text:style-name="T7">más o menos </text:span><text:span text:style-name="T8"><text:s/>fac</text:span><text:span text:style-name="T7">i</text:span><text:span text:style-name="T8">l </text:span><text:span text:style-name="T7">que de octal o hex</text:span><text:span text:style-name="T8">?</text:span></text:p>
        </text:list-item>
        <text:list-item>
          <text:p text:style-name="P10">Pasa los siguientes numeros de binario a decimal </text:p>
        </text:list-item>
      </text:list>
      <text:p text:style-name="P7"/>
      <text:p text:style-name="P11">Ejemplo </text:p>
      <text:list text:continue-numbering="true" text:style-name="L1">
        <text:list-item>
          <text:list>
            <text:list-header>
              <text:p text:style-name="P12">101110110</text:p>
              <text:p text:style-name="P12"/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6"/>
        <table:table-column table:style-name="Tabla2.J"/>
        <table:table-row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0</text:p>
          </table:table-cell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0</text:p>
          </table:table-cell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1</text:p>
          </table:table-cell>
          <table:table-cell table:style-name="Tabla2.A1" office:value-type="string">
            <text:p text:style-name="P13">0</text:p>
          </table:table-cell>
          <table:table-cell table:style-name="Tabla2.J1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3">256</text:p>
          </table:table-cell>
          <table:table-cell table:style-name="Tabla2.A2" office:value-type="string">
            <text:p text:style-name="P13">128</text:p>
          </table:table-cell>
          <table:table-cell table:style-name="Tabla2.A2" office:value-type="string">
            <text:p text:style-name="P13">64</text:p>
          </table:table-cell>
          <table:table-cell table:style-name="Tabla2.A2" office:value-type="string">
            <text:p text:style-name="P13">32</text:p>
          </table:table-cell>
          <table:table-cell table:style-name="Tabla2.A2" office:value-type="string">
            <text:p text:style-name="P13">16</text:p>
          </table:table-cell>
          <table:table-cell table:style-name="Tabla2.A2" office:value-type="string">
            <text:p text:style-name="P13">8</text:p>
          </table:table-cell>
          <table:table-cell table:style-name="Tabla2.A2" office:value-type="string">
            <text:p text:style-name="P13">4</text:p>
          </table:table-cell>
          <table:table-cell table:style-name="Tabla2.A2" office:value-type="string">
            <text:p text:style-name="P13">2</text:p>
          </table:table-cell>
          <table:table-cell table:style-name="Tabla2.A2" office:value-type="string">
            <text:p text:style-name="P13">1</text:p>
          </table:table-cell>
          <table:table-cell table:style-name="Tabla2.J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3">256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>64</text:p>
          </table:table-cell>
          <table:table-cell table:style-name="Tabla2.A2" office:value-type="string">
            <text:p text:style-name="P13">32</text:p>
          </table:table-cell>
          <table:table-cell table:style-name="Tabla2.A2" office:value-type="string">
            <text:p text:style-name="P13">16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>4</text:p>
          </table:table-cell>
          <table:table-cell table:style-name="Tabla2.A2" office:value-type="string">
            <text:p text:style-name="P13">2</text:p>
          </table:table-cell>
          <table:table-cell table:style-name="Tabla2.A2" office:value-type="string">
            <text:p text:style-name="P13"/>
          </table:table-cell>
          <table:table-cell table:style-name="Tabla2.J2" office:value-type="string">
            <text:p text:style-name="P13"/>
          </table:table-cell>
        </table:table-row>
      </table:table>
      <text:p text:style-name="P11"/>
      <text:p text:style-name="P14"><text:span text:style-name="T9"><text:s/></text:span>256++64+32+16++4+2 = <text:span text:style-name="T9"><text:s text:c="2"/>374</text:span></text:p>
      <text:p text:style-name="P11"/>
      <text:list text:continue-numbering="true" text:style-name="L1">
        <text:list-item>
          <text:list>
            <text:list-item>
              <text:p text:style-name="P15">10<text:span text:style-name="T10">1</text:span>01</text:p>
            </text:list-item>
            <text:list-item>
              <text:p text:style-name="P15">110001</text:p>
            </text:list-item>
            <text:list-item>
              <text:p text:style-name="P15">10<text:span text:style-name="T10">11</text:span>001</text:p>
            </text:list-item>
            <text:list-item>
              <text:p text:style-name="P15">11110001</text:p>
            </text:list-item>
            <text:list-item>
              <text:p text:style-name="P15">11010101011</text:p>
            </text:list-item>
            <text:list-item>
              <text:p text:style-name="P15"><text:span text:style-name="T10">1</text:span>10111001001</text:p>
            </text:list-item>
            <text:list-item>
              <text:p text:style-name="P15">101110011011</text:p>
            </text:list-item>
            <text:list-item>
              <text:p text:style-name="P16"><text:span text:style-name="T11">1</text:span><text:span text:style-name="T12">000000000000000000000000000000000000</text:span><text:span text:style-name="T11">1</text:span></text:p>
            </text:list-item>
          </text:list>
        </text:list-item>
      </text:list>
      <text:p text:style-name="P17"/>
      <text:list text:continue-numbering="true" text:style-name="L1">
        <text:list-item>
          <text:p text:style-name="P15">Pasa los siguientes números de decimal a binario 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/>
            <text:p text:style-name="P11">Ejemplo 35 </text:p>
            <text:p text:style-name="P11"/>
            <table:table table:name="Tabla3" table:style-name="Tabla3">
              <table:table-column table:style-name="Tabla3.A"/>
              <table:table-column table:style-name="Tabla3.B"/>
              <table:table-column table:style-name="Tabla3.A"/>
              <table:table-row>
                <table:table-cell table:style-name="Tabla3.A1" office:value-type="string">
                  <text:p text:style-name="P18">Numero</text:p>
                </table:table-cell>
                <table:table-cell table:style-name="Tabla3.A1" office:value-type="string">
                  <text:p text:style-name="P13">/2</text:p>
                </table:table-cell>
                <table:table-cell table:style-name="Tabla3.C1" office:value-type="string">
                  <text:p text:style-name="P13">Resto</text:p>
                </table:table-cell>
              </table:table-row>
              <table:table-row>
                <table:table-cell table:style-name="Tabla3.A2" office:value-type="string">
                  <text:p text:style-name="P19">3<text:span text:style-name="T10">5</text:span></text:p>
                </table:table-cell>
                <table:table-cell table:style-name="Tabla3.A2" office:value-type="string">
                  <text:p text:style-name="P13">17</text:p>
                </table:table-cell>
                <table:table-cell table:style-name="Tabla3.C2" office:value-type="string">
                  <text:p text:style-name="P13">1</text:p>
                </table:table-cell>
              </table:table-row>
              <table:table-row>
                <table:table-cell table:style-name="Tabla3.A2" office:value-type="string">
                  <text:p text:style-name="P13">17</text:p>
                </table:table-cell>
                <table:table-cell table:style-name="Tabla3.A2" office:value-type="string">
                  <text:p text:style-name="P13">8</text:p>
                </table:table-cell>
                <table:table-cell table:style-name="Tabla3.C2" office:value-type="string">
                  <text:p text:style-name="P13">1</text:p>
                </table:table-cell>
              </table:table-row>
              <table:table-row>
                <table:table-cell table:style-name="Tabla3.A2" office:value-type="string">
                  <text:p text:style-name="P13">8</text:p>
                </table:table-cell>
                <table:table-cell table:style-name="Tabla3.A2" office:value-type="string">
                  <text:p text:style-name="P13">4</text:p>
                </table:table-cell>
                <table:table-cell table:style-name="Tabla3.C2" office:value-type="string">
                  <text:p text:style-name="P13">0</text:p>
                </table:table-cell>
              </table:table-row>
              <table:table-row>
                <table:table-cell table:style-name="Tabla3.A2" office:value-type="string">
                  <text:p text:style-name="P13">4</text:p>
                </table:table-cell>
                <table:table-cell table:style-name="Tabla3.A2" office:value-type="string">
                  <text:p text:style-name="P13">2</text:p>
                </table:table-cell>
                <table:table-cell table:style-name="Tabla3.C2" office:value-type="string">
                  <text:p text:style-name="P13">0</text:p>
                </table:table-cell>
              </table:table-row>
              <table:table-row>
                <table:table-cell table:style-name="Tabla3.A2" office:value-type="string">
                  <text:p text:style-name="P13">2</text:p>
                </table:table-cell>
                <table:table-cell table:style-name="Tabla3.A2" office:value-type="string">
                  <text:p text:style-name="P13">1</text:p>
                </table:table-cell>
                <table:table-cell table:style-name="Tabla3.C2" office:value-type="string">
                  <text:p text:style-name="P13">0</text:p>
                </table:table-cell>
              </table:table-row>
              <table:table-row>
                <table:table-cell table:style-name="Tabla3.A2" office:value-type="string">
                  <text:p text:style-name="P13">1</text:p>
                </table:table-cell>
                <table:table-cell table:style-name="Tabla3.A2" office:value-type="string">
                  <text:p text:style-name="P13">0</text:p>
                </table:table-cell>
                <table:table-cell table:style-name="Tabla3.C2" office:value-type="string">
                  <text:p text:style-name="P13">1</text:p>
                </table:table-cell>
              </table:table-row>
            </table:table>
            <text:p text:style-name="P7"/>
            <text:p text:style-name="P11">Resultado 100011</text:p>
          </table:table-cell>
          <table:table-cell table:style-name="Tabla4.A1" office:value-type="string">
            <text:list text:continue-numbering="true" text:style-name="L1">
              <text:list-item>
                <text:list>
                  <text:list-header>
                    <text:p text:style-name="P15"/>
                  </text:list-header>
                  <text:list-item>
                    <text:p text:style-name="P15">3</text:p>
                  </text:list-item>
                  <text:list-item>
                    <text:p text:style-name="P15">9</text:p>
                  </text:list-item>
                  <text:list-item>
                    <text:p text:style-name="P15">21</text:p>
                  </text:list-item>
                  <text:list-item>
                    <text:p text:style-name="P15">45</text:p>
                  </text:list-item>
                  <text:list-item>
                    <text:p text:style-name="P15">70</text:p>
                  </text:list-item>
                  <text:list-item>
                    <text:p text:style-name="P15">281</text:p>
                  </text:list-item>
                  <text:list-item>
                    <text:p text:style-name="P15">1020</text:p>
                  </text:list-item>
                  <text:list-item>
                    <text:p text:style-name="P15">3211</text:p>
                  </text:list-item>
                </text:list>
              </text:list-item>
            </text:list>
          </table:table-cell>
        </table:table-row>
      </table:table>
      <text:p text:style-name="P7"/>
      <text:p text:style-name="P11"><text:soft-page-break/></text:p>
      <text:p text:style-name="P20"/>
      <text:p text:style-name="P7"/>
      <text:list text:continue-numbering="true" text:style-name="L1">
        <text:list-item>
          <text:p text:style-name="P21">Usa una hoja de calculo para pasar un numero decimal a <text:s/>binario usando la funcion base </text:p>
        </text:list-item>
        <text:list-item>
          <text:p text:style-name="P21">Usa una hoja de calculo para pasar un numero decimal a base <text:s/>8 y 16 usando la funcion base </text:p>
        </text:list-item>
        <text:list-item>
          <text:p text:style-name="P21">Haz una funcion que calcule el valor decimal de numero en binario </text:p>
        </text:list-item>
        <text:list-item>
          <text:p text:style-name="P21">Haz una funcion que calcule el valor decimal de numero en binario <text:s/>octal </text:p>
        </text:list-item>
        <text:list-item>
          <text:p text:style-name="P21">Haz una funcion que calcule el valor decimal de numero en binario <text:s/>hexadecimal </text:p>
        </text:list-item>
      </text:list>
      <text:p text:style-name="P22"/>
      <text:p text:style-name="P22"/>
      <text:p text:style-name="P23"/>
      <text:p text:style-name="P23"/>
      <text:p text:style-name="P23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size="16pt" fo:font-weight="bold" style:font-size-asian="16pt" style:font-weight-asian="bold" style:font-size-complex="16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2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5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10-24T16:20:08.487172500</dc:date>
    <meta:editing-duration>PT2H16M24S</meta:editing-duration>
    <meta:editing-cycles>29</meta:editing-cycles>
    <meta:document-statistic meta:table-count="4" meta:image-count="2" meta:object-count="0" meta:page-count="3" meta:paragraph-count="86" meta:word-count="252" meta:character-count="1168" meta:non-whitespace-character-count="1008"/>
  </office:meta>
</office:document-meta>
</file>